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95cm" fo:min-width="10.29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175cm" fo:min-width="5.428cm"/>
    </style:style>
    <style:style style:name="gr4" style:family="graphic" style:parent-style-name="standard">
      <style:graphic-properties draw:stroke="none" draw:fill="none" fo:min-height="1.75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795cm" svg:height="4.445cm" svg:x="5.699cm" svg:y="2.524cm">
          <text:p text:style-name="P1"><text:span text:style-name="T1">Popul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087cm" svg:y1="7.096cm" svg:x2="11.087cm" svg:y2="10.271cm">
          <text:p/>
        </draw:line>
        <draw:custom-shape draw:style-name="gr3" draw:text-style-name="P2" draw:layer="layout" svg:width="8.382cm" svg:height="3.429cm" svg:x="6.88cm" svg:y="10.341cm">
          <text:p text:style-name="P2"><text:span text:style-name="T1">Sam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106cm" svg:y1="13.928cm" svg:x2="11.106cm" svg:y2="17.103cm">
          <text:p/>
        </draw:line>
        <draw:frame draw:style-name="gr4" draw:text-style-name="P4" draw:layer="layout" svg:width="6.223cm" svg:height="3.095cm" svg:x="8.063cm" svg:y="17.159cm">
          <draw:text-box>
            <text:p text:style-name="P2"><text:span text:style-name="T1">Estimated attribu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20:10:07.748644857</meta:creation-date>
    <dc:date>2018-01-21T20:13:45.390170580</dc:date>
    <meta:editing-duration>PT3M39S</meta:editing-duration>
    <meta:editing-cycles>1</meta:editing-cycles>
    <meta:document-statistic meta:object-count="5"/>
    <meta:generator>LibreOffice/5.4.2.2$Linux_X86_64 LibreOffice_project/40m0$Build-2</meta:generator>
  </office:meta>
</office:document-meta>
</file>